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Saransh Srivastav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9ebdb5">1. lecture 1</text:a></text:p>
          <text:p text:style-name="Contents_20_1"><text:a xlink:type="simple" xlink:href="#org7292a7f">2. Lecture 2: Domain Driver</text:a></text:p>
          <text:p text:style-name="Contents_20_1"><text:a xlink:type="simple" xlink:href="#orgd9e84ba">3. Lecture 3: Overview of Distributed and parallel computing</text:a></text:p>
          <text:p text:style-name="Contents_20_2"><text:a xlink:type="simple" xlink:href="#org10d2538">3.1. Approaches for parallelism:</text:a></text:p>
          <text:p text:style-name="Contents_20_2"><text:a xlink:type="simple" xlink:href="#org4a5961b">3.2. Advantages of Parallelism:</text:a></text:p>
          <text:p text:style-name="Contents_20_2"><text:a xlink:type="simple" xlink:href="#org9ece81f">3.3. MPI</text:a></text:p>
          <text:p text:style-name="Contents_20_2"><text:a xlink:type="simple" xlink:href="#org3dbf012">3.4. Erronious assumptions of Distributed system</text:a></text:p>
          <text:p text:style-name="Contents_20_2"><text:a xlink:type="simple" xlink:href="#orgbbdc31d">3.5. Parallel programming paradigms</text:a></text:p>
          <text:p text:style-name="Contents_20_1"><text:a xlink:type="simple" xlink:href="#org83444c7">4. Lecture 4: SPARTAN HPC system</text:a></text:p>
          <text:p text:style-name="Contents_20_2"><text:a xlink:type="simple" xlink:href="#org4df5ab0">4.1. High performance computing characteristics</text:a></text:p>
          <text:p text:style-name="Contents_20_2"><text:a xlink:type="simple" xlink:href="#orgfffa420">4.2. SPARTAN</text:a></text:p>
          <text:p text:style-name="Contents_20_2"><text:a xlink:type="simple" xlink:href="#org1eba1d2">4.3. Flynn Taxonomy</text:a></text:p>
          <text:p text:style-name="Contents_20_3"><text:a xlink:type="simple" xlink:href="#orgd996315">4.3.1. Shared memory parallel programming</text:a></text:p>
          <text:p text:style-name="Contents_20_3"><text:a xlink:type="simple" xlink:href="#org31aba87">4.3.2. Distributed memory parallel programming</text:a></text:p>
          <text:p text:style-name="Contents_20_1"><text:a xlink:type="simple" xlink:href="#org27f2a08">5. Lecture 5: NecTAR:</text:a></text:p>
          <text:p text:style-name="Contents_20_2"><text:a xlink:type="simple" xlink:href="#org4f111f5">5.1. Cloud computing:</text:a></text:p>
          <text:p text:style-name="Contents_20_2"><text:a xlink:type="simple" xlink:href="#orgfdfc45a">5.2. Nectar</text:a></text:p>
          <text:p text:style-name="Contents_20_2"><text:a xlink:type="simple" xlink:href="#org2f9b298">5.3. Ansible</text:a></text:p>
          <text:p text:style-name="Contents_20_1"><text:a xlink:type="simple" xlink:href="#orgfe08c8b">6. Lecture 6: Web Services, REST, Docker, Contain</text:a></text:p>
          <text:p text:style-name="Contents_20_2"><text:a xlink:type="simple" xlink:href="#org4c02137">6.1. Web services: SOAP</text:a></text:p>
          <text:p text:style-name="Contents_20_2"><text:a xlink:type="simple" xlink:href="#org45dd38e">6.2. Rest API</text:a></text:p>
          <text:p text:style-name="Contents_20_2"><text:a xlink:type="simple" xlink:href="#org9e5666f">6.3. Docker: ( Virtualization vs Containerizatipn)</text:a></text:p>
          <text:p text:style-name="Contents_20_2"><text:a xlink:type="simple" xlink:href="#org00c0b8c">6.4. Container Orchestration tools:</text:a></text:p>
          <text:p text:style-name="Contents_20_2"><text:a xlink:type="simple" xlink:href="#org1a73706">6.5. Safe/Idempotent</text:a></text:p>
          <text:p text:style-name="Contents_20_1"><text:a xlink:type="simple" xlink:href="#org318874d">7. Lecture 7:Big data</text:a></text:p>
          <text:p text:style-name="Contents_20_2"><text:a xlink:type="simple" xlink:href="#org1f52b64">7.1. Big data</text:a></text:p>
          <text:p text:style-name="Contents_20_2"><text:a xlink:type="simple" xlink:href="#org761dc30">7.2. CAP theoren (Brewer)</text:a></text:p>
          <text:p text:style-name="Contents_20_2"><text:a xlink:type="simple" xlink:href="#orgee40bea">7.3. Two- phase commit</text:a></text:p>
          <text:p text:style-name="Contents_20_2"><text:a xlink:type="simple" xlink:href="#orgfd00405">7.4. Paxos</text:a></text:p>
          <text:p text:style-name="Contents_20_2"><text:a xlink:type="simple" xlink:href="#org3235142">7.5. MVCC</text:a></text:p>
          <text:p text:style-name="Contents_20_2"><text:a xlink:type="simple" xlink:href="#org9f6a8a0">7.6. Sharding and replication</text:a></text:p>
          <text:p text:style-name="Contents_20_2"><text:a xlink:type="simple" xlink:href="#orgf66c12e">7.7. MapReduce:</text:a></text:p>
          <text:p text:style-name="Contents_20_2"><text:a xlink:type="simple" xlink:href="#orge33af04">7.8. CouchDB:</text:a></text:p>
          <text:p text:style-name="Contents_20_2"><text:a xlink:type="simple" xlink:href="#orgdc50a6a">7.9. Query</text:a></text:p>
          <text:p text:style-name="Contents_20_1"><text:a xlink:type="simple" xlink:href="#orgd63b5b9">8. Lecture 8: Big data Analytics</text:a></text:p>
          <text:p text:style-name="Contents_20_2"><text:a xlink:type="simple" xlink:href="#orgecb610f">8.1. Analytics</text:a></text:p>
          <text:p text:style-name="Contents_20_2"><text:a xlink:type="simple" xlink:href="#orgdf91004">8.2. Hadoop</text:a></text:p>
          <text:p text:style-name="Contents_20_2"><text:a xlink:type="simple" xlink:href="#orgaf8d4f6">8.3. HDFS</text:a></text:p>
          <text:p text:style-name="Contents_20_2"><text:a xlink:type="simple" xlink:href="#org718e869">8.4. YARN</text:a></text:p>
          <text:p text:style-name="Contents_20_2"><text:a xlink:type="simple" xlink:href="#org3379ce5">8.5. Spark</text:a></text:p>
          <text:p text:style-name="Contents_20_1"><text:a xlink:type="simple" xlink:href="#org8ca802c">9. Lecture 9</text:a></text:p>
          <text:p text:style-name="Contents_20_2"><text:a xlink:type="simple" xlink:href="#org6c1e334">9.1. Principle</text:a></text:p>
          <text:p text:style-name="Contents_20_2"><text:a xlink:type="simple" xlink:href="#orga432f16">9.2. what happends in VM?</text:a></text:p>
          <text:p text:style-name="Contents_20_2"><text:a xlink:type="simple" xlink:href="#org44d0e29">9.3. Motivation History</text:a></text:p>
          <text:p text:style-name="Contents_20_2"><text:a xlink:type="simple" xlink:href="#org4a1b130">9.4. Requirements of virtualization?</text:a></text:p>
          <text:p text:style-name="Contents_20_2"><text:a xlink:type="simple" xlink:href="#org8bf5e5c">9.5. X86 Architecture Problems:</text:a></text:p>
          <text:p text:style-name="Contents_20_2"><text:a xlink:type="simple" xlink:href="#org6e270f0">9.6. Virtualization approaches</text:a></text:p>
          <text:p text:style-name="Contents_20_2"><text:a xlink:type="simple" xlink:href="#orgc730b66">9.7. Memory management</text:a></text:p>
          <text:p text:style-name="Contents_20_2"><text:a xlink:type="simple" xlink:href="#org42ec212">9.8. Live migration</text:a></text:p>
          <text:p text:style-name="Contents_20_2"><text:a xlink:type="simple" xlink:href="#org4e8ecf3">9.9. OpenStack-AWS</text:a></text:p>
          <text:p text:style-name="Contents_20_2"><text:a xlink:type="simple" xlink:href="#org61b3e21">9.10. NeCTAR Research cloud</text:a></text:p>
          <text:p text:style-name="Contents_20_2"><text:a xlink:type="simple" xlink:href="#org6519c53">9.11. Faas : Serverless</text:a></text:p>
          <text:p text:style-name="Contents_20_1"><text:a xlink:type="simple" xlink:href="#orga1bb9c4">10. Lecture 12</text:a></text:p>
          <text:p text:style-name="Contents_20_2"><text:a xlink:type="simple" xlink:href="#orgb31eaa4">10.1. Technical Challenges:</text:a></text:p>
          <text:p text:style-name="Contents_20_2"><text:a xlink:type="simple" xlink:href="#orgc071753">10.2. Certification:</text:a></text:p>
          <text:p text:style-name="Contents_20_2"><text:a xlink:type="simple" xlink:href="#org51beb1c">10.3. Authorization</text:a></text:p>
          <text:p text:style-name="Contents_20_2"><text:a xlink:type="simple" xlink:href="#org988cec6">10.4. Shibboleth Augmented Authorisation</text:a></text:p>
          <text:p text:style-name="Contents_20_2"><text:a xlink:type="simple" xlink:href="#orgf64ee51">10.5. Other cloud security challenges:</text:a></text:p>
        </text:index-body>
      </text:table-of-content>
      <text:h text:style-name="Heading_20_1" text:outline-level="1" text:is-list-header="false">
<text:bookmark-start text:name="OrgXref.org79ebdb5"/>
<text:bookmark text:name="org79ebdb5"/>lecture 1
<text:bookmark-end text:name="OrgXref.org79ebdb5"/></text:h>
      <text:list text:style-name="OrgNumberedList" text:continue-numbering="false">
        <text:list-item>
          <text:p text:style-name="Text_20_body">Cloud characteristics
</text:p>
          <text:list text:style-name="OrgNumberedList" text:continue-numbering="true">
            <text:list-item>
              <text:p text:style-name="Text_20_body">on demand self-service
</text:p>
            </text:list-item>
            <text:list-item>
              <text:p text:style-name="Text_20_body">Networked access
</text:p>
            </text:list-item>
            <text:list-item>
              <text:p text:style-name="Text_20_body">Resourse pooling
</text:p>
            </text:list-item>
            <text:list-item>
              <text:p text:style-name="Text_20_body">Rapid elasticity
</text:p>
            </text:list-item>
            <text:list-item>
              <text:p text:style-name="Text_20_body">Measured service
</text:p>
            </text:list-item>
          </text:list>
        </text:list-item>
        <text:list-item>
          <text:p text:style-name="Text_20_body">Flavours
</text:p>
          <text:list text:style-name="OrgNumberedList" text:continue-numbering="true">
            <text:list-item>
              <text:p text:style-name="Text_20_body">Compute clouds - Amazon elastic compute cloud
</text:p>
            </text:list-item>
            <text:list-item>
              <text:p text:style-name="Text_20_body">Data clouds - Amazon s3
</text:p>
            </text:list-item>
            <text:list-item>
              <text:p text:style-name="Text_20_body">Application cloud - app store
</text:p>
            </text:list-item>
            <text:list-item>
              <text:p text:style-name="Text_20_body">Private/public/hybrid etc
</text:p>
            </text:list-item>
          </text:list>
        </text:list-item>
      </text:list>
      <text:h text:style-name="Heading_20_1" text:outline-level="1" text:is-list-header="false">
<text:bookmark-start text:name="OrgXref.org7292a7f"/>
<text:bookmark text:name="org7292a7f"/>Lecture 2: Domain Driver
<text:bookmark-end text:name="OrgXref.org7292a7f"/></text:h>
      <text:p text:style-name="Text_20_body">Compute scaling
Network scaling
Present data
Moved from Grid computer -&gt; personal computer -&gt; cloud computing
Need tools to : search/analyse/share/visualize/track/destrio
Large hydron collider
Cancer research 
</text:p>
      <text:h text:style-name="Heading_20_1" text:outline-level="1" text:is-list-header="false">
<text:bookmark-start text:name="OrgXref.orgd9e84ba"/>
<text:bookmark text:name="orgd9e84ba"/>Lecture 3: Overview of Distributed and parallel computing
<text:bookmark-end text:name="OrgXref.orgd9e84ba"/></text:h>
      <text:p text:style-name="Text_20_body">SPARTAN
Amdahl's law
</text:p>
      <text:h text:style-name="Heading_20_2" text:outline-level="2" text:is-list-header="false">
<text:bookmark-start text:name="OrgXref.org10d2538"/>
<text:bookmark text:name="org10d2538"/>Approaches for parallelism:
<text:bookmark-end text:name="OrgXref.org10d2538"/></text:h>
      <text:list text:style-name="OrgNumberedList" text:continue-numbering="false">
        <text:list-item>
          <text:p text:style-name="Text_20_body">Explicit vs implicit architecture
Implicit :- parallelising compiler
Explicit - Programmer is responsible for parallelism. (SPARTAN)
</text:p>
        </text:list-item>
        <text:list-item>
          <text:p text:style-name="Text_20_body">Hardware
</text:p>
          <text:list text:style-name="OrgNumberedList" text:continue-numbering="true">
            <text:list-item>
              <text:p text:style-name="Text_20_body">Threading CPU
</text:p>
            </text:list-item>
            <text:list-item>
              <text:p text:style-name="Text_20_body">Multi-Core
</text:p>
            </text:list-item>
            <text:list-item>
              <text:p text:style-name="Text_20_body">Types of Multiprocessing:
</text:p>
              <text:list text:style-name="OrgNumberedList" text:continue-numbering="true">
                <text:list-item>
                  <text:p text:style-name="Text_20_body">SMP- Symmetric multiprocessing ( all processors ar peers)
</text:p>
                </text:list-item>
                <text:list-item>
                  <text:p text:style-name="Text_20_body">NUMA - Non uniform memory access ( master/slave)
</text:p>
                </text:list-item>
              </text:list>
            </text:list-item>
          </text:list>
        </text:list-item>
        <text:list-item>
          <text:p text:style-name="Text_20_body">OS
</text:p>
          <text:list text:style-name="OrgNumberedList" text:continue-numbering="true">
            <text:list-item>
              <text:p text:style-name="Text_20_body">Most modern multi-core OS supports parallelism. 
</text:p>
            </text:list-item>
            <text:list-item>
              <text:p text:style-name="Text_20_body">Compute parallelism - using Processes / Threads
</text:p>
            </text:list-item>
            <text:list-item>
              <text:p text:style-name="Text_20_body">Data parallelism : Using caching
</text:p>
            </text:list-item>
          </text:list>
        </text:list-item>
        <text:list-item>
          <text:p text:style-name="Text_20_body">Software/Applications
</text:p>
          <text:list text:style-name="OrgNumberedList" text:continue-numbering="true">
            <text:list-item>
              <text:p text:style-name="Text_20_body">Most languages supports parallelism: Threads, threadpools, locks, semaphores
</text:p>
            </text:list-item>
            <text:list-item>
              <text:p text:style-name="Text_20_body">Key issues: Deadlocks/livelocks
</text:p>
            </text:list-item>
          </text:list>
        </text:list-item>
      </text:list>
      <text:h text:style-name="Heading_20_2" text:outline-level="2" text:is-list-header="false">
<text:bookmark-start text:name="OrgXref.org4a5961b"/>
<text:bookmark text:name="org4a5961b"/>Advantages of Parallelism:
<text:bookmark-end text:name="OrgXref.org4a5961b"/></text:h>
      <text:list text:style-name="OrgNumberedList" text:continue-numbering="false">
        <text:list-item>
          <text:p text:style-name="Text_20_body">Increased throughput
</text:p>
        </text:list-item>
        <text:list-item>
          <text:p text:style-name="Text_20_body">Economy of scale: 
</text:p>
        </text:list-item>
        <text:list-item>
          <text:p text:style-name="Text_20_body">Increased reliability
</text:p>
        </text:list-item>
      </text:list>
      <text:h text:style-name="Heading_20_2" text:outline-level="2" text:is-list-header="false">
<text:bookmark-start text:name="OrgXref.org9ece81f"/>
<text:bookmark text:name="org9ece81f"/>MPI
<text:bookmark-end text:name="OrgXref.org9ece81f"/></text:h>
      <text:list text:style-name="OrgNumberedList" text:continue-numbering="false">
        <text:list-item>
          <text:p text:style-name="Text_20_body">HT Condor
</text:p>
          <text:list text:style-name="OrgBulletedList" text:continue-numbering="true">
            <text:list-item>
              <text:p text:style-name="Text_20_body">Offers job queuing, scheduling policies,priority, resource management
</text:p>
            </text:list-item>
            <text:list-item>
              <text:p text:style-name="Text_20_body">Allows to harvest CPU power from otherwise idle desktop 
</text:p>
            </text:list-item>
            <text:list-item>
              <text:p text:style-name="Text_20_body">No need to share filesystems
</text:p>
            </text:list-item>
            <text:list-item>
              <text:p text:style-name="Text_20_body">can work across organizational boundaries
</text:p>
            </text:list-item>
          </text:list>
        </text:list-item>
      </text:list>
      <text:h text:style-name="Heading_20_2" text:outline-level="2" text:is-list-header="false">
<text:bookmark-start text:name="OrgXref.org3dbf012"/>
<text:bookmark text:name="org3dbf012"/>Erronious assumptions of Distributed system
<text:bookmark-end text:name="OrgXref.org3dbf012"/></text:h>
      <text:list text:style-name="OrgNumberedList" text:continue-numbering="false">
        <text:list-item>
          <text:p text:style-name="Text_20_body">Network reliability
</text:p>
        </text:list-item>
        <text:list-item>
          <text:p text:style-name="Text_20_body">Latency is zero
</text:p>
        </text:list-item>
        <text:list-item>
          <text:p text:style-name="Text_20_body">Bandwidth is infinite
</text:p>
        </text:list-item>
        <text:list-item>
          <text:p text:style-name="Text_20_body">network is secure
</text:p>
        </text:list-item>
        <text:list-item>
          <text:p text:style-name="Text_20_body">Topology doesnt change
</text:p>
        </text:list-item>
        <text:list-item>
          <text:p text:style-name="Text_20_body">There is one admin
</text:p>
        </text:list-item>
        <text:list-item>
          <text:p text:style-name="Text_20_body">Transport cost is zero
</text:p>
        </text:list-item>
        <text:list-item>
          <text:p text:style-name="Text_20_body">Network is homogenous
</text:p>
        </text:list-item>
        <text:list-item>
          <text:p text:style-name="Text_20_body">Time is ubiqutous
</text:p>
        </text:list-item>
      </text:list>
      <text:h text:style-name="Heading_20_2" text:outline-level="2" text:is-list-header="false">
<text:bookmark-start text:name="OrgXref.orgbbdc31d"/>
<text:bookmark text:name="orgbbdc31d"/>Parallel programming paradigms
<text:bookmark-end text:name="OrgXref.orgbbdc31d"/></text:h>
      <text:list text:style-name="OrgNumberedList" text:continue-numbering="false">
        <text:list-item>
          <text:p text:style-name="Text_20_body">Master worker/slave model
</text:p>
        </text:list-item>
        <text:list-item>
          <text:p text:style-name="Text_20_body">Single program multiple data -&gt; Map reduce
</text:p>
        </text:list-item>
        <text:list-item>
          <text:p text:style-name="Text_20_body">Data pipelining -&gt; multiple stages of execution
</text:p>
        </text:list-item>
        <text:list-item>
          <text:p text:style-name="Text_20_body">Divide and conquer
</text:p>
        </text:list-item>
        <text:list-item>
          <text:p text:style-name="Text_20_body">Speculative parallelism: when others fail. Uses "look ahead" execution
</text:p>
        </text:list-item>
      </text:list>
      <text:h text:style-name="Heading_20_1" text:outline-level="1" text:is-list-header="false">
<text:bookmark-start text:name="OrgXref.org83444c7"/>
<text:bookmark text:name="org83444c7"/>Lecture 4: SPARTAN HPC system
<text:bookmark-end text:name="OrgXref.org83444c7"/></text:h>
      <text:h text:style-name="Heading_20_2" text:outline-level="2" text:is-list-header="false">
<text:bookmark-start text:name="OrgXref.org4df5ab0"/>
<text:bookmark text:name="org4df5ab0"/>High performance computing characteristics
<text:bookmark-end text:name="OrgXref.org4df5ab0"/></text:h>
      <text:list text:style-name="OrgNumberedList" text:continue-numbering="false">
        <text:list-item>
          <text:p text:style-name="Text_20_body">Above average performance
</text:p>
        </text:list-item>
        <text:list-item>
          <text:p text:style-name="Text_20_body">Clustered computing: multiple computers serve single resource
</text:p>
        </text:list-item>
        <text:list-item>
          <text:p text:style-name="Text_20_body">imporves performace and increase redundancy
</text:p>
        </text:list-item>
        <text:list-item>
          <text:p text:style-name="Text_20_body">Effecient, economical and scalable
</text:p>
        </text:list-item>
        <text:list-item>
          <text:p text:style-name="Text_20_body">Easy to parallelise
</text:p>
        </text:list-item>
        <text:list-item>
          <text:p text:style-name="Text_20_body">Linux based: scalable, resource effecient
</text:p>
        </text:list-item>
        <text:list-item>
          <text:p text:style-name="Text_20_body">multi-process,multi-core,multi-thread,multi-node
</text:p>
        </text:list-item>
        <text:list-item>
          <text:p text:style-name="Text_20_body">Limitation: speedup = SerialTime/ParallelTime
</text:p>
        </text:list-item>
        <text:list-item>
          <text:p text:style-name="Text_20_body">Parallelism required synchronization for correctness.
</text:p>
        </text:list-item>
        <text:list-item>
          <text:p text:style-name="Text_20_body">Reducing latency, increasing throughput, and reducing CPU power consumption
</text:p>
        </text:list-item>
        <text:list-item>
          <text:p text:style-name="Text_20_body">Amdahl's law -&gt; Speedup is limited by the serial portion of work
</text:p>
        </text:list-item>
        <text:list-item>
          <text:p text:style-name="Text_20_body">Gustafson and Barsis method -&gt; Parallelism enable computations on very large data sets in fixed amount of time.
</text:p>
        </text:list-item>
      </text:list>
      <text:h text:style-name="Heading_20_2" text:outline-level="2" text:is-list-header="false">
<text:bookmark-start text:name="OrgXref.orgfffa420"/>
<text:bookmark text:name="orgfffa420"/>SPARTAN
<text:bookmark-end text:name="OrgXref.orgfffa420"/></text:h>
      <text:list text:style-name="OrgNumberedList" text:continue-numbering="false">
        <text:list-item>
          <text:p text:style-name="Text_20_body">Own authentication tied to Unimelb: Security assertion markup language (SAML)
</text:p>
        </text:list-item>
        <text:list-item>
          <text:p text:style-name="Text_20_body">User must belong to a project
</text:p>
        </text:list-item>
        <text:list-item>
          <text:p text:style-name="Text_20_body">Does not allow : Telnet, ftp,rsh: because send p/w in plain text
</text:p>
        </text:list-item>
        <text:list-item>
          <text:p text:style-name="Text_20_body">Dynamic modification of user paths
</text:p>
        </text:list-item>
        <text:list-item>
          <text:p text:style-name="Text_20_body">multiple version/modules can be installed
</text:p>
        </text:list-item>
        <text:list-item>
          <text:p text:style-name="Text_20_body">Batch system and workload monitor: SLURM workload manager.
</text:p>
        </text:list-item>
        <text:list-item>
          <text:p text:style-name="Text_20_body">multi-core,multithread,multinode
</text:p>
        </text:list-item>
        <text:list-item>
          <text:p text:style-name="Text_20_body">Interactive job: to debug/test. Puts user on compute node
</text:p>
        </text:list-item>
      </text:list>
      <text:h text:style-name="Heading_20_2" text:outline-level="2" text:is-list-header="false">
<text:bookmark-start text:name="OrgXref.org1eba1d2"/>
<text:bookmark text:name="org1eba1d2"/>Flynn Taxonomy
<text:bookmark-end text:name="OrgXref.org1eba1d2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Data Steream <text:span text:style-name="OrgCode">\Instr</text:span> stream -&gt;</text:p>
              </table:table-cell>
              <table:table-cell table:style-name="OrgTblCellTB">
                <text:p text:style-name="OrgTableHeadingLeft">One</text:p>
              </table:table-cell>
              <table:table-cell table:style-name="OrgTblCellTB">
                <text:p text:style-name="OrgTableHeadingLeft">Many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One</text:p>
              </table:table-cell>
              <table:table-cell table:style-name="OrgTblCellT">
                <text:p text:style-name="OrgTableContentsLeft">SISU- traditional von neumann single CPU</text:p>
              </table:table-cell>
              <table:table-cell table:style-name="OrgTblCellT">
                <text:p text:style-name="OrgTableContentsLeft">MISD - pipelined comp</text:p>
              </table:table-cell>
            </table:table-row>
            <table:table-row>
              <table:table-cell table:style-name="OrgTblCellB">
                <text:p text:style-name="OrgTableContentsLeft">Many</text:p>
              </table:table-cell>
              <table:table-cell table:style-name="OrgTblCellB">
                <text:p text:style-name="OrgTableContentsLeft">SIMD - Vector fine grained - Image processing</text:p>
              </table:table-cell>
              <table:table-cell table:style-name="OrgTblCellB">
                <text:p text:style-name="OrgTableContentsLeft">MIMD - multicomp - multiproce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d996315"/>
<text:bookmark text:name="orgd996315"/>Shared memory parallel programming
<text:bookmark-end text:name="OrgXref.orgd996315"/></text:h>
      <text:p text:style-name="Text_20_body">Multithreading - OpenMP
Master thread forks 
Easier but limited to single system unit
Non-distributive
</text:p>
      <text:h text:style-name="Heading_20_3" text:outline-level="3" text:is-list-header="false">
<text:bookmark-start text:name="OrgXref.org31aba87"/>
<text:bookmark text:name="org31aba87"/>Distributed memory parallel programming
<text:bookmark-end text:name="OrgXref.org31aba87"/></text:h>
      <text:p text:style-name="Text_20_body">Message passing paradigm - OpenMPI
Common communication network
many processors cooperate to solve a common problem
programmer is responsible to identify opportunities of parallelism
</text:p>
      <text:h text:style-name="Heading_20_1" text:outline-level="1" text:is-list-header="false">
<text:bookmark-start text:name="OrgXref.org27f2a08"/>
<text:bookmark text:name="org27f2a08"/>Lecture 5: NecTAR:
<text:bookmark-end text:name="OrgXref.org27f2a08"/></text:h>
      <text:h text:style-name="Heading_20_2" text:outline-level="2" text:is-list-header="false">
<text:bookmark-start text:name="OrgXref.org4f111f5"/>
<text:bookmark text:name="org4f111f5"/>Cloud computing:
<text:bookmark-end text:name="OrgXref.org4f111f5"/></text:h>
      <text:p text:style-name="Text_20_body">definition: uniquitous, convenient, on-demand network access,shared pool of configurable computing resources
Common cloud models -&gt; Software/Platform/Infrastructure as a service
Characteristics: On-demand self service
Broad network access
Resouce pooling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Parameter</text:p>
              </table:table-cell>
              <table:table-cell table:style-name="OrgTblCellTB">
                <text:p text:style-name="OrgTableHeadingLeft">Public cloud</text:p>
              </table:table-cell>
              <table:table-cell table:style-name="OrgTblCellTB">
                <text:p text:style-name="OrgTableHeadingLeft">Private</text:p>
              </table:table-cell>
              <table:table-cell table:style-name="OrgTblCellTB">
                <text:p text:style-name="OrgTableHeadingLeft">Hybrid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dvantage</text:p>
              </table:table-cell>
              <table:table-cell table:style-name="OrgTblCellT">
                <text:p text:style-name="OrgTableContentsLeft">Utility computing</text:p>
              </table:table-cell>
              <table:table-cell table:style-name="OrgTblCellT">
                <text:p text:style-name="OrgTableContentsLeft">Control</text:p>
              </table:table-cell>
              <table:table-cell table:style-name="OrgTblCellT">
                <text:p text:style-name="OrgTableContentsLeft">Cloud busting: use private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Cost effective</text:p>
              </table:table-cell>
              <table:table-cell table:style-name="OrgTblCell">
                <text:p text:style-name="OrgTableContentsLeft">Trust</text:p>
              </table:table-cell>
              <table:table-cell table:style-name="OrgTblCell">
                <text:p text:style-name="OrgTableContentsLeft">but burst into public when needed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emocratization computing</text:p>
              </table:table-cell>
              <table:table-cell table:style-name="OrgTblCell">
                <text:p text:style-name="OrgTableContentsLeft">Secu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isadvantages</text:p>
              </table:table-cell>
              <table:table-cell table:style-name="OrgTblCell">
                <text:p text:style-name="OrgTableContentsLeft">Security</text:p>
              </table:table-cell>
              <table:table-cell table:style-name="OrgTblCell">
                <text:p text:style-name="OrgTableContentsLeft">Relevance to core bussiness</text:p>
              </table:table-cell>
              <table:table-cell table:style-name="OrgTblCell">
                <text:p text:style-name="OrgTableContentsLeft">Moving data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less control</text:p>
              </table:table-cell>
              <table:table-cell table:style-name="OrgTblCell">
                <text:p text:style-name="OrgTableContentsLeft">Staff management</text:p>
              </table:table-cell>
              <table:table-cell table:style-name="OrgTblCell">
                <text:p text:style-name="OrgTableContentsLeft">decision to make public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Hardware obsolete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p text:style-name="Text_20_body">Public Paas - Gmail
Iaas - Amazon web services
</text:p>
      <text:h text:style-name="Heading_20_2" text:outline-level="2" text:is-list-header="false">
<text:bookmark-start text:name="OrgXref.orgfdfc45a"/>
<text:bookmark text:name="orgfdfc45a"/>Nectar
<text:bookmark-end text:name="OrgXref.orgfdfc45a"/></text:h>
      <text:list text:style-name="OrgBulletedList" text:continue-numbering="false">
        <text:list-item>
          <text:p text:style-name="Text_20_body">project to establish data storage resources across Australia
</text:p>
        </text:list-item>
        <text:list-item>
          <text:p text:style-name="Text_20_body">OpenStack
</text:p>
        </text:list-item>
        <text:list-item>
          <text:p text:style-name="Text_20_body">See lecture 9
</text:p>
        </text:list-item>
      </text:list>
      <text:h text:style-name="Heading_20_2" text:outline-level="2" text:is-list-header="false">
<text:bookmark-start text:name="OrgXref.org2f9b298"/>
<text:bookmark text:name="org2f9b298"/>Ansible
<text:bookmark-end text:name="OrgXref.org2f9b298"/></text:h>
      <text:list text:style-name="OrgBulletedList" text:continue-numbering="false">
        <text:list-item>
          <text:p text:style-name="Text_20_body">Configuration management tool
</text:p>
        </text:list-item>
        <text:list-item>
          <text:p text:style-name="Text_20_body">systematically handling changes so that it maintains integrity over time
</text:p>
        </text:list-item>
        <text:list-item>
          <text:p text:style-name="Text_20_body">Easy to learn- playbook in YAML
</text:p>
        </text:list-item>
        <text:list-item>
          <text:p text:style-name="Text_20_body">idenpotent (repeatable) 
</text:p>
        </text:list-item>
        <text:list-item>
          <text:p text:style-name="Text_20_body">Extensible
</text:p>
        </text:list-item>
        <text:list-item>
          <text:p text:style-name="Text_20_body">Supports push and pull
</text:p>
        </text:list-item>
        <text:list-item>
          <text:p text:style-name="Text_20_body">Rolling ypdates
</text:p>
        </text:list-item>
        <text:list-item>
          <text:p text:style-name="Text_20_body">Linux/mac/windows
</text:p>
        </text:list-item>
        <text:list-item>
          <text:p text:style-name="Text_20_body">Structured as folder hierarchy
</text:p>
        </text:list-item>
      </text:list>
      <text:h text:style-name="Heading_20_1" text:outline-level="1" text:is-list-header="false">
<text:bookmark-start text:name="OrgXref.orgfe08c8b"/>
<text:bookmark text:name="orgfe08c8b"/>Lecture 6: Web Services, REST, Docker, Contain
<text:bookmark-end text:name="OrgXref.orgfe08c8b"/></text:h>
      <text:h text:style-name="Heading_20_2" text:outline-level="2" text:is-list-header="false">
<text:bookmark-start text:name="OrgXref.org4c02137"/>
<text:bookmark text:name="org4c02137"/>Web services: SOAP
<text:bookmark-end text:name="OrgXref.org4c02137"/></text:h>
      <text:h text:style-name="Heading_20_2" text:outline-level="2" text:is-list-header="false">
<text:bookmark-start text:name="OrgXref.org45dd38e"/>
<text:bookmark text:name="org45dd38e"/>Rest API
<text:bookmark-end text:name="OrgXref.org45dd38e"/></text:h>
      <text:list text:style-name="OrgBulletedList" text:continue-numbering="false">
        <text:list-item>
          <text:p text:style-name="Text_20_body">Representational state transfer - envoke an image of how a well-behaved web application
</text:p>
        </text:list-item>
        <text:list-item>
          <text:p text:style-name="Text_20_body">HATEOAS : Restful application navigate rather than calling; 
</text:p>
        </text:list-item>
        <text:list-item>
          <text:p text:style-name="Text_20_body">Resource representation contains links to other resources
</text:p>
        </text:list-item>
        <text:list-item>
nil
</text:list-item>
      </text:list>
      <text:h text:style-name="Heading_20_2" text:outline-level="2" text:is-list-header="false">
<text:bookmark-start text:name="OrgXref.org9e5666f"/>
<text:bookmark text:name="org9e5666f"/>Docker: ( Virtualization vs Containerizatipn)
<text:bookmark-end text:name="OrgXref.org9e5666f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Parameter</text:p>
              </table:table-cell>
              <table:table-cell table:style-name="OrgTblCellTB">
                <text:p text:style-name="OrgTableHeadingLeft">Virtualization</text:p>
              </table:table-cell>
              <table:table-cell table:style-name="OrgTblCellTB">
                <text:p text:style-name="OrgTableHeadingLeft">Containeriza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uest OS</text:p>
              </table:table-cell>
              <table:table-cell table:style-name="OrgTblCellT">
                <text:p text:style-name="OrgTableContentsLeft">Run on VM h/w; have their own OS kernel</text:p>
              </table:table-cell>
              <table:table-cell table:style-name="OrgTblCellT">
                <text:p text:style-name="OrgTableContentsLeft">Share same OS kernel</text:p>
              </table:table-cell>
            </table:table-row>
            <table:table-row>
              <table:table-cell table:style-name="OrgTblCell">
                <text:p text:style-name="OrgTableContentsLeft">Communication</text:p>
              </table:table-cell>
              <table:table-cell table:style-name="OrgTblCell">
                <text:p text:style-name="OrgTableContentsLeft">Through ethernet</text:p>
              </table:table-cell>
              <table:table-cell table:style-name="OrgTblCell">
                <text:p text:style-name="OrgTableContentsLeft">IPC (pipes, sockets)</text:p>
              </table:table-cell>
            </table:table-row>
            <table:table-row>
              <table:table-cell table:style-name="OrgTblCell">
                <text:p text:style-name="OrgTableContentsLeft">Security</text:p>
              </table:table-cell>
              <table:table-cell table:style-name="OrgTblCell">
                <text:p text:style-name="OrgTableContentsLeft">depends on hypervisor</text:p>
              </table:table-cell>
              <table:table-cell table:style-name="OrgTblCell">
                <text:p text:style-name="OrgTableContentsLeft">required close security</text:p>
              </table:table-cell>
            </table:table-row>
            <table:table-row>
              <table:table-cell table:style-name="OrgTblCell">
                <text:p text:style-name="OrgTableContentsLeft">Performance</text:p>
              </table:table-cell>
              <table:table-cell table:style-name="OrgTblCell">
                <text:p text:style-name="OrgTableContentsLeft">Small overhead incurs when instructions are translated from guest to host OS</text:p>
              </table:table-cell>
              <table:table-cell table:style-name="OrgTblCell">
                <text:p text:style-name="OrgTableContentsLeft">Near native performance</text:p>
              </table:table-cell>
            </table:table-row>
            <table:table-row>
              <table:table-cell table:style-name="OrgTblCell">
                <text:p text:style-name="OrgTableContentsLeft">Isolation</text:p>
              </table:table-cell>
              <table:table-cell table:style-name="OrgTblCell">
                <text:p text:style-name="OrgTableContentsLeft">file sys and lib not shared b/w guest &amp; native</text:p>
              </table:table-cell>
              <table:table-cell table:style-name="OrgTblCell">
                <text:p text:style-name="OrgTableContentsLeft">can be shared</text:p>
              </table:table-cell>
            </table:table-row>
            <table:table-row>
              <table:table-cell table:style-name="OrgTblCell">
                <text:p text:style-name="OrgTableContentsLeft">Startup time</text:p>
              </table:table-cell>
              <table:table-cell table:style-name="OrgTblCell">
                <text:p text:style-name="OrgTableContentsLeft">slow</text:p>
              </table:table-cell>
              <table:table-cell table:style-name="OrgTblCell">
                <text:p text:style-name="OrgTableContentsLeft">fast</text:p>
              </table:table-cell>
            </table:table-row>
            <table:table-row>
              <table:table-cell table:style-name="OrgTblCellB">
                <text:p text:style-name="OrgTableContentsLeft">Storage</text:p>
              </table:table-cell>
              <table:table-cell table:style-name="OrgTblCellB">
                <text:p text:style-name="OrgTableContentsLeft">large</text:p>
              </table:table-cell>
              <table:table-cell table:style-name="OrgTblCellB">
                <text:p text:style-name="OrgTableContentsLeft">small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00c0b8c"/>
<text:bookmark text:name="org00c0b8c"/>Container Orchestration tools:
<text:bookmark-end text:name="OrgXref.org00c0b8c"/></text:h>
      <text:list text:style-name="OrgBulletedList" text:continue-numbering="false">
        <text:list-item>
          <text:p text:style-name="Text_20_body">kubernetes
-&gt; Self/google/Amazon/Azure
</text:p>
        </text:list-item>
        <text:list-item>
          <text:p text:style-name="Text_20_body">Docker SWARM
</text:p>
        </text:list-item>
      </text:list>
      <text:h text:style-name="Heading_20_2" text:outline-level="2" text:is-list-header="false">
<text:bookmark-start text:name="OrgXref.org1a73706"/>
<text:bookmark text:name="org1a73706"/>Safe/Idempotent
<text:bookmark-end text:name="OrgXref.org1a73706"/></text:h>
      <text:list text:style-name="OrgBulletedList" text:continue-numbering="false">
        <text:list-item>
          <text:p text:style-name="Text_20_body">GET, OPTIONS, HEAD – Safe
</text:p>
        </text:list-item>
        <text:list-item>
          <text:p text:style-name="Text_20_body">PUT, DELETE – Idempotent
</text:p>
        </text:list-item>
        <text:list-item>
          <text:p text:style-name="Text_20_body">POST – Neither safe nor idempotent
</text:p>
        </text:list-item>
        <text:list-item>
          <text:p text:style-name="Text_20_body">Create resource : POST to a new URI; PUT to an existing URI
</text:p>
        </text:list-item>
        <text:list-item>
          <text:p text:style-name="Text_20_body">Update : PUT
</text:p>
        </text:list-item>
      </text:list>
      <text:h text:style-name="Heading_20_1" text:outline-level="1" text:is-list-header="false">
<text:bookmark-start text:name="OrgXref.org318874d"/>
<text:bookmark text:name="org318874d"/>Lecture 7:Big data
<text:bookmark-end text:name="OrgXref.org318874d"/></text:h>
      <text:h text:style-name="Heading_20_2" text:outline-level="2" text:is-list-header="false">
<text:bookmark-start text:name="OrgXref.org1f52b64"/>
<text:bookmark text:name="org1f52b64"/>Big data
<text:bookmark-end text:name="OrgXref.org1f52b64"/></text:h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Parameters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4 Vs</text:p>
              </table:table-cell>
              <table:table-cell table:style-name="OrgTblCellT">
                <text:p text:style-name="OrgTableContentsLeft">Volume,Velocity,Variety,Veracity(accuracy)</text:p>
              </table:table-cell>
            </table:table-row>
            <table:table-row>
              <table:table-cell table:style-name="OrgTblCellB">
                <text:p text:style-name="OrgTableContentsLeft">DBMS for DS</text:p>
              </table:table-cell>
              <table:table-cell table:style-name="OrgTblCellB">
                <text:p text:style-name="OrgTableContentsLeft">Key-Value(Postgres),BigTable(Cassandra),Document-oriented(CouchDb,MongoDb)</text:p>
              </table:table-cell>
            </table:table-row>
          </table:table-rows>
        </table:table>
      </text:section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Parameter</text:p>
              </table:table-cell>
              <table:table-cell table:style-name="OrgTblCellTB">
                <text:p text:style-name="OrgTableHeadingLeft">CouchDB Arch</text:p>
              </table:table-cell>
              <table:table-cell table:style-name="OrgTblCellTB">
                <text:p text:style-name="OrgTableHeadingLeft">MongoDB Arch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ead/Write</text:p>
              </table:table-cell>
              <table:table-cell table:style-name="OrgTblCellT">
                <text:p text:style-name="OrgTableContentsLeft">All nodes answers read/write</text:p>
              </table:table-cell>
              <table:table-cell table:style-name="OrgTblCellT">
                <text:p text:style-name="OrgTableContentsLeft">Write - primary node; Read- theoretically all/every node</text:p>
              </table:table-cell>
            </table:table-row>
            <table:table-row>
              <table:table-cell table:style-name="OrgTblCell">
                <text:p text:style-name="OrgTableContentsLeft">Sharding</text:p>
              </table:table-cell>
              <table:table-cell table:style-name="OrgTblCell">
                <text:p text:style-name="OrgTableContentsLeft">done on every node</text:p>
              </table:table-cell>
              <table:table-cell table:style-name="OrgTblCell">
                <text:p text:style-name="OrgTableContentsLeft">done at replica set level - requires more than 1 cluster</text:p>
              </table:table-cell>
            </table:table-row>
            <table:table-row>
              <table:table-cell table:style-name="OrgTblCell">
                <text:p text:style-name="OrgTableContentsLeft">Architecture</text:p>
              </table:table-cell>
              <table:table-cell table:style-name="OrgTblCell">
                <text:p text:style-name="OrgTableContentsLeft">When data not on node1-&gt; requiest from node2</text:p>
              </table:table-cell>
              <table:table-cell table:style-name="OrgTblCell">
                <text:p text:style-name="OrgTableContentsLeft">Update only from primary to secondary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ode add/sub easy. shards rebalanced</text:p>
              </table:table-cell>
              <table:table-cell table:style-name="OrgTblCell">
                <text:p text:style-name="OrgTableContentsLeft">If primary fails -&gt; secondary from replica is elected as primary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ata balanced across replica set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Arbiters ~ odd to break the tie</text:p>
              </table:table-cell>
            </table:table-row>
            <table:table-row>
              <table:table-cell table:style-name="OrgTblCell">
                <text:p text:style-name="OrgTableContentsLeft">Generally</text:p>
              </table:table-cell>
              <table:table-cell table:style-name="OrgTblCell">
                <text:p text:style-name="OrgTableContentsLeft">less complex</text:p>
              </table:table-cell>
              <table:table-cell table:style-name="OrgTblCell">
                <text:p text:style-name="OrgTableContentsLeft">more complex</text:p>
              </table:table-cell>
            </table:table-row>
            <table:table-row>
              <table:table-cell table:style-name="OrgTblCell">
                <text:p text:style-name="OrgTableContentsLeft">Sodftware</text:p>
              </table:table-cell>
              <table:table-cell table:style-name="OrgTblCell">
                <text:p text:style-name="OrgTableContentsLeft">HTTP calls (REST</text:p>
              </table:table-cell>
              <table:table-cell table:style-name="OrgTblCell">
                <text:p text:style-name="OrgTableContentsLeft">MongoS - embedded in application</text:p>
              </table:table-cell>
            </table:table-row>
            <table:table-row>
              <table:table-cell table:style-name="OrgTblCellB">
                <text:p text:style-name="OrgTableContentsLeft">unique index</text:p>
              </table:table-cell>
              <table:table-cell table:style-name="OrgTblCellB">
                <text:p text:style-name="OrgTableContentsLeft">supported</text:p>
              </table:table-cell>
              <table:table-cell table:style-name="OrgTblCellB">
                <text:p text:style-name="OrgTableContentsLeft">not - supported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761dc30"/>
<text:bookmark text:name="org761dc30"/>CAP theoren (Brewer)
<text:bookmark-end text:name="OrgXref.org761dc30"/></text:h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onsistency</text:p>
              </table:table-cell>
              <table:table-cell table:style-name="OrgTblCellTB">
                <text:p text:style-name="OrgTableHeadingLeft">Availability</text:p>
              </table:table-cell>
              <table:table-cell table:style-name="OrgTblCellTB">
                <text:p text:style-name="OrgTableHeadingLeft">Partition  Tolerance</text:p>
              </table:table-cell>
              <table:table-cell table:style-name="OrgTblCellTB">
                <text:p text:style-name="OrgTableHeadingLeft">Exampl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Client receives same answer</text:p>
              </table:table-cell>
              <table:table-cell table:style-name="OrgTblCellT">
                <text:p text:style-name="OrgTableContentsLeft">receives an answer</text:p>
              </table:table-cell>
              <table:table-cell table:style-name="OrgTblCellT">
                <text:p text:style-name="OrgTableContentsLeft">keeps communication active even if one node goes down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Multi-version concurrency control</text:p>
              </table:table-cell>
            </table:table-row>
            <table:table-row>
              <table:table-cell table:style-name="OrgTblCellB">
                <text:p text:style-name="OrgTableContentsLeft">YES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YES</text:p>
              </table:table-cell>
              <table:table-cell table:style-name="OrgTblCellB">
                <text:p text:style-name="OrgTableContentsLeft">Paxos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ee40bea"/>
<text:bookmark text:name="orgee40bea"/>Two- phase commit
<text:bookmark-end text:name="OrgXref.orgee40bea"/></text:h>
      <text:p text:style-name="Text_20_body">Locks data within transcatiom scope
completing transcation only when all nodes have completed transaction
</text:p>
      <text:h text:style-name="Heading_20_2" text:outline-level="2" text:is-list-header="false">
<text:bookmark-start text:name="OrgXref.orgfd00405"/>
<text:bookmark text:name="orgfd00405"/>Paxos
<text:bookmark-end text:name="OrgXref.orgfd00405"/></text:h>
      <text:p text:style-name="Text_20_body">either a proposer or acceptor
proposer: proposes a value
acceptor: accpet or refute it
</text:p>
      <text:list text:style-name="OrgBulletedList" text:continue-numbering="false">
        <text:list-item>
          <text:p text:style-name="Text_20_body">can recover from partitions and maintain consistency, but the part not in quorum will not respond
</text:p>
        </text:list-item>
      </text:list>
      <text:h text:style-name="Heading_20_2" text:outline-level="2" text:is-list-header="false">
<text:bookmark-start text:name="OrgXref.org3235142"/>
<text:bookmark text:name="org3235142"/>MVCC
<text:bookmark-end text:name="OrgXref.org3235142"/></text:h>
      <text:p text:style-name="Text_20_body">every node always accepts request
some sort of recovery from partition -&gt; revisions
concurrent updates possible
Sometimes conflict if concurrent requests on two partitioned nodes
</text:p>
      <text:h text:style-name="Heading_20_2" text:outline-level="2" text:is-list-header="false">
<text:bookmark-start text:name="OrgXref.org9f6a8a0"/>
<text:bookmark text:name="org9f6a8a0"/>Sharding and replication
<text:bookmark-end text:name="OrgXref.org9f6a8a0"/></text:h>
      <text:p text:style-name="Text_20_body">data partition horizontally
#shards &gt; #replicas &gt; #nodes
Hash sharding &amp; range sharding
Replication +  Sharding = Availability
</text:p>
      <text:h text:style-name="Heading_20_2" text:outline-level="2" text:is-list-header="false">
<text:bookmark-start text:name="OrgXref.orgf66c12e"/>
<text:bookmark text:name="orgf66c12e"/>MapReduce:
<text:bookmark-end text:name="OrgXref.orgf66c12e"/></text:h>
      <text:p text:style-name="Text_20_body">SIMD - single instruction and multiple data
Map - distributes
Reduce - summarizes
</text:p>
      <text:h text:style-name="Heading_20_2" text:outline-level="2" text:is-list-header="false">
<text:bookmark-start text:name="OrgXref.orge33af04"/>
<text:bookmark text:name="orge33af04"/>CouchDB:
<text:bookmark-end text:name="OrgXref.orge33af04"/></text:h>
      <text:p text:style-name="Text_20_body">Document -oriented
HTTP Rest API
Web based admin interface
Supports MapReduce
Javascript as data manipulator
Replication/sharding/
</text:p>
      <text:h text:style-name="Heading_20_2" text:outline-level="2" text:is-list-header="false">
<text:bookmark-start text:name="OrgXref.orgdc50a6a"/>
<text:bookmark text:name="orgdc50a6a"/>Query
<text:bookmark-end text:name="OrgXref.orgdc50a6a"/></text:h>
      <text:list text:style-name="OrgBulletedList" text:continue-numbering="false">
        <text:list-item>
          <text:p text:style-name="Text_20_body">MapReduce views
Like index-organizased tables in Oracle. updated when new data comes in
has a map and reduce part - are composite
Can be defined in other languages than javascript; can use libraries
fast and aggregate data
lazy evaluation
skip/limit
update<text:span text:style-name="OrgSubscript">after</text:span> - update after result returns to client
</text:p>
        </text:list-item>
        <text:list-item>
          <text:p text:style-name="Text_20_body">Mango Queries
</text:p>
        </text:list-item>
      </text:list>
      <text:h text:style-name="Heading_20_1" text:outline-level="1" text:is-list-header="false">
<text:bookmark-start text:name="OrgXref.orgd63b5b9"/>
<text:bookmark text:name="orgd63b5b9"/>Lecture 8: Big data Analytics
<text:bookmark-end text:name="OrgXref.orgd63b5b9"/></text:h>
      <text:list text:style-name="OrgBulletedList" text:continue-numbering="false">
        <text:list-item>
          <text:p text:style-name="Text_20_body">Couchdb cannot do computation heavy 
</text:p>
        </text:list-item>
      </text:list>
      <text:h text:style-name="Heading_20_2" text:outline-level="2" text:is-list-header="false">
<text:bookmark-start text:name="OrgXref.orgecb610f"/>
<text:bookmark text:name="orgecb610f"/>Analytics
<text:bookmark-end text:name="OrgXref.orgecb610f"/></text:h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s</text:p>
              </table:table-cell>
              <table:table-cell table:style-name="OrgTblCellTB">
                <text:p text:style-name="OrgTableHeadingLeft">Challenges</text:p>
              </table:table-cell>
              <table:table-cell table:style-name="OrgTblCellTB">
                <text:p text:style-name="OrgTableHeadingLeft">tool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Full text searching</text:p>
              </table:table-cell>
              <table:table-cell table:style-name="OrgTblCellT">
                <text:p text:style-name="OrgTableContentsLeft">Reading/writing</text:p>
              </table:table-cell>
              <table:table-cell table:style-name="OrgTblCellT">
                <text:p text:style-name="OrgTableContentsLeft">Statistical - R</text:p>
              </table:table-cell>
            </table:table-row>
            <table:table-row>
              <table:table-cell table:style-name="OrgTblCell">
                <text:p text:style-name="OrgTableContentsLeft">aggregation</text:p>
              </table:table-cell>
              <table:table-cell table:style-name="OrgTblCell">
                <text:p text:style-name="OrgTableContentsLeft">Fault toleranat</text:p>
              </table:table-cell>
              <table:table-cell table:style-name="OrgTblCell">
                <text:p text:style-name="OrgTableContentsLeft">Business - Tableau</text:p>
              </table:table-cell>
            </table:table-row>
            <table:table-row>
              <table:table-cell table:style-name="OrgTblCell">
                <text:p text:style-name="OrgTableContentsLeft">clustering</text:p>
              </table:table-cell>
              <table:table-cell table:style-name="OrgTblCell">
                <text:p text:style-name="OrgTableContentsLeft">MapReduce</text:p>
              </table:table-cell>
              <table:table-cell table:style-name="OrgTblCell">
                <text:p text:style-name="OrgTableContentsLeft">IR - Elastic Search</text:p>
              </table:table-cell>
            </table:table-row>
            <table:table-row>
              <table:table-cell table:style-name="OrgTblCell">
                <text:p text:style-name="OrgTableContentsLeft">Sentiment analysis</text:p>
              </table:table-cell>
              <table:table-cell table:style-name="OrgTblCell">
                <text:p text:style-name="OrgTableContentsLeft">Cluster coordination</text:p>
              </table:table-cell>
              <table:table-cell table:style-name="OrgTblCell">
                <text:p text:style-name="OrgTableContentsLeft">Hadoop</text:p>
              </table:table-cell>
            </table:table-row>
            <table:table-row>
              <table:table-cell table:style-name="OrgTblCellB">
                <text:p text:style-name="OrgTableContentsLeft">Recommendation system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f91004"/>
<text:bookmark text:name="orgdf91004"/>Hadoop
<text:bookmark-end text:name="OrgXref.orgdf91004"/></text:h>
      <text:section text:style-name="OrgIndentedSection-Level-0" text:name="Section8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unctionality</text:p>
              </table:table-cell>
              <table:table-cell table:style-name="OrgTblCellTB">
                <text:p text:style-name="OrgTableHeadingLeft">Too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BMS</text:p>
              </table:table-cell>
              <table:table-cell table:style-name="OrgTblCellT">
                <text:p text:style-name="OrgTableContentsLeft">Hive, Hbase</text:p>
              </table:table-cell>
            </table:table-row>
            <table:table-row>
              <table:table-cell table:style-name="OrgTblCell">
                <text:p text:style-name="OrgTableContentsLeft">BI</text:p>
              </table:table-cell>
              <table:table-cell table:style-name="OrgTblCell">
                <text:p text:style-name="OrgTableContentsLeft">Pig</text:p>
              </table:table-cell>
            </table:table-row>
            <table:table-row>
              <table:table-cell table:style-name="OrgTblCell">
                <text:p text:style-name="OrgTableContentsLeft">Distributed configuration</text:p>
              </table:table-cell>
              <table:table-cell table:style-name="OrgTblCell">
                <text:p text:style-name="OrgTableContentsLeft">Zookeeper</text:p>
              </table:table-cell>
            </table:table-row>
            <table:table-row>
              <table:table-cell table:style-name="OrgTblCell">
                <text:p text:style-name="OrgTableContentsLeft">Resource management</text:p>
              </table:table-cell>
              <table:table-cell table:style-name="OrgTblCell">
                <text:p text:style-name="OrgTableContentsLeft">YARN</text:p>
              </table:table-cell>
            </table:table-row>
            <table:table-row>
              <table:table-cell table:style-name="OrgTblCellB">
                <text:p text:style-name="OrgTableContentsLeft">ML libraries</text:p>
              </table:table-cell>
              <table:table-cell table:style-name="OrgTblCellB">
                <text:p text:style-name="OrgTableContentsLeft">MAhout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af8d4f6"/>
<text:bookmark text:name="orgaf8d4f6"/>HDFS
<text:bookmark-end text:name="OrgXref.orgaf8d4f6"/></text:h>
      <text:p text:style-name="Text_20_body">128 MB - 1.Memory metadata reduced; 2. Effecient network use; 3. Reduced seek time; 4. Effecient processing of entire block
</text:p>
      <text:h text:style-name="Heading_20_2" text:outline-level="2" text:is-list-header="false">
<text:bookmark-start text:name="OrgXref.org718e869"/>
<text:bookmark text:name="org718e869"/>YARN
<text:bookmark-end text:name="OrgXref.org718e869"/></text:h>
      <text:p text:style-name="Text_20_body">Application master - resource negotiator and start containers
</text:p>
      <text:h text:style-name="Heading_20_2" text:outline-level="2" text:is-list-header="false">
<text:bookmark-start text:name="OrgXref.org3379ce5"/>
<text:bookmark text:name="org3379ce5"/>Spark
<text:bookmark-end text:name="OrgXref.org3379ce5"/></text:h>
      <text:section text:style-name="OrgIndentedSection-Level-0" text:name="Section9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eature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Why</text:p>
              </table:table-cell>
              <table:table-cell table:style-name="OrgTblCellT">
                <text:p text:style-name="OrgTableContentsLeft">Best for complex job. Works with YARN, Zookeeper, HDFS</text:p>
              </table:table-cell>
            </table:table-row>
            <table:table-row>
              <table:table-cell table:style-name="OrgTblCell">
                <text:p text:style-name="OrgTableContentsLeft">Architecture</text:p>
              </table:table-cell>
              <table:table-cell table:style-name="OrgTblCell">
                <text:p text:style-name="OrgTableContentsLeft">Hadoop &lt; {standalone cluster/YARN/MESOS} &lt; Spark Core &lt; {Mlib/GraphX/Streaming}</text:p>
              </table:table-cell>
            </table:table-row>
            <table:table-row>
              <table:table-cell table:style-name="OrgTblCell">
                <text:p text:style-name="OrgTableContentsLeft">Data In-Out</text:p>
              </table:table-cell>
              <table:table-cell table:style-name="OrgTblCell">
                <text:p text:style-name="OrgTableContentsLeft">CSV/JSON/SequenceFile (key/value)/Serialised java object,</text:p>
              </table:table-cell>
            </table:table-row>
            <table:table-row>
              <table:table-cell table:style-name="OrgTblCell">
                <text:p text:style-name="OrgTableContentsLeft">Spark Shell</text:p>
              </table:table-cell>
              <table:table-cell table:style-name="OrgTblCell">
                <text:p text:style-name="OrgTableContentsLeft">Good for simple. Poor optimization</text:p>
              </table:table-cell>
            </table:table-row>
            <table:table-row>
              <table:table-cell table:style-name="OrgTblCell">
                <text:p text:style-name="OrgTableContentsLeft">Runtime Arch.</text:p>
              </table:table-cell>
              <table:table-cell table:style-name="OrgTblCell">
                <text:p text:style-name="OrgTableContentsLeft">Job, tasks,executors, cluster manager, driver program, spark application, Spark context</text:p>
              </table:table-cell>
            </table:table-row>
            <table:table-row>
              <table:table-cell table:style-name="OrgTblCell">
                <text:p text:style-name="OrgTableContentsLeft">Local mode</text:p>
              </table:table-cell>
              <table:table-cell table:style-name="OrgTblCell">
                <text:p text:style-name="OrgTableContentsLeft">All Spark Comp = Same JVM</text:p>
              </table:table-cell>
            </table:table-row>
            <table:table-row>
              <table:table-cell table:style-name="OrgTblCell">
                <text:p text:style-name="OrgTableContentsLeft">Cluster mode</text:p>
              </table:table-cell>
              <table:table-cell table:style-name="OrgTblCell">
                <text:p text:style-name="OrgTableContentsLeft">Every component = In cluster/Different JVM = each compnent run autonomously</text:p>
              </table:table-cell>
            </table:table-row>
            <table:table-row>
              <table:table-cell table:style-name="OrgTblCell">
                <text:p text:style-name="OrgTableContentsLeft">Client Mode</text:p>
              </table:table-cell>
              <table:table-cell table:style-name="OrgTblCell">
                <text:p text:style-name="OrgTableContentsLeft">Driver connected to worker nodes till completion</text:p>
              </table:table-cell>
            </table:table-row>
            <table:table-row>
              <table:table-cell table:style-name="OrgTblCell">
                <text:p text:style-name="OrgTableContentsLeft">Spark Context</text:p>
              </table:table-cell>
              <table:table-cell table:style-name="OrgTblCell">
                <text:p text:style-name="OrgTableContentsLeft">set configurations</text:p>
              </table:table-cell>
            </table:table-row>
            <table:table-row>
              <table:table-cell table:style-name="OrgTblCell">
                <text:p text:style-name="OrgTableContentsLeft">RDD</text:p>
              </table:table-cell>
              <table:table-cell table:style-name="OrgTblCell">
                <text:p text:style-name="OrgTableContentsLeft">Resilien = Redundently stored,Distributed = data split into chunks; dataset =  collection of object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Immutable, transient, lazy evaluation</text:p>
              </table:table-cell>
            </table:table-row>
            <table:table-row>
              <table:table-cell table:style-name="OrgTblCell">
                <text:p text:style-name="OrgTableContentsLeft">Transformations</text:p>
              </table:table-cell>
              <table:table-cell table:style-name="OrgTblCell">
                <text:p text:style-name="OrgTableContentsLeft">flatmap,maptopair,reducebykey</text:p>
              </table:table-cell>
            </table:table-row>
            <table:table-row>
              <table:table-cell table:style-name="OrgTblCell">
                <text:p text:style-name="OrgTableContentsLeft">Actions</text:p>
              </table:table-cell>
              <table:table-cell table:style-name="OrgTblCell">
                <text:p text:style-name="OrgTableContentsLeft">saveastextfile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8ca802c"/>
<text:bookmark text:name="org8ca802c"/>Lecture 9
<text:bookmark-end text:name="OrgXref.org8ca802c"/></text:h>
      <text:h text:style-name="Heading_20_2" text:outline-level="2" text:is-list-header="false">
<text:bookmark-start text:name="OrgXref.org6c1e334"/>
<text:bookmark text:name="org6c1e334"/>Principle
<text:bookmark-end text:name="OrgXref.org6c1e334"/></text:h>
      <text:p text:style-name="Text_20_body">Theorem : Popek and Goldberg:
Priviliged rings: if sensitive instructions are part of previliged instructions
</text:p>
      <text:h text:style-name="Heading_20_2" text:outline-level="2" text:is-list-header="false">
<text:bookmark-start text:name="OrgXref.orga432f16"/>
<text:bookmark text:name="orga432f16"/>what happends in VM?
<text:bookmark-end text:name="OrgXref.orga432f16"/></text:h>
      <text:list text:style-name="OrgBulletedList" text:continue-numbering="false">
        <text:list-item>
          <text:p text:style-name="Text_20_body">Hypervisor:( virtual machine memory). Unnoticable,supports b/t hardware and VM application
</text:p>
        </text:list-item>
        <text:list-item>
          <text:p text:style-name="Text_20_body">VM machine layer: representation of real machine
</text:p>
        </text:list-item>
        <text:list-item>
          <text:p text:style-name="Text_20_body">Internally: there is user level and kernel level(sytem level)
</text:p>
        </text:list-item>
        <text:list-item>
          <text:p text:style-name="Text_20_body">Virtual hard disk -&gt; managed by hyperviser
</text:p>
        </text:list-item>
      </text:list>
      <text:h text:style-name="Heading_20_2" text:outline-level="2" text:is-list-header="false">
<text:bookmark-start text:name="OrgXref.org44d0e29"/>
<text:bookmark text:name="org44d0e29"/>Motivation History
<text:bookmark-end text:name="OrgXref.org44d0e29"/></text:h>
      <text:list text:style-name="OrgNumberedList" text:continue-numbering="false">
        <text:list-item>
          <text:p text:style-name="Text_20_body">Server consolidation; 2. Personal VM on demand 3) Securit/Installation
</text:p>
        </text:list-item>
        <text:list-item>
          <text:p text:style-name="Text_20_body">Hardware independence
</text:p>
        </text:list-item>
        <text:list-item>
          <text:p text:style-name="Text_20_body">Gain: 1 server and all assignment running on it. Multiple people using resources.
</text:p>
        </text:list-item>
        <text:list-item>
          <text:p text:style-name="Text_20_body">Dont need to bind anything.
</text:p>
        </text:list-item>
        <text:list-item>
          <text:p text:style-name="Text_20_body">Migrate the things and run it whereever Openstack is avaliable.
</text:p>
        </text:list-item>
        <text:list-item>
          <text:p text:style-name="Text_20_body">It started in 1960s 
</text:p>
        </text:list-item>
      </text:list>
      <text:h text:style-name="Heading_20_2" text:outline-level="2" text:is-list-header="false">
<text:bookmark-start text:name="OrgXref.org4a1b130"/>
<text:bookmark text:name="org4a1b130"/>Requirements of virtualization?
<text:bookmark-end text:name="OrgXref.org4a1b130"/></text:h>
      <text:list text:style-name="OrgBulletedList" text:continue-numbering="false">
        <text:list-item>
          <text:p text:style-name="Text_20_body">Innocous instructions: need no previlige (Read data)
</text:p>
        </text:list-item>
        <text:list-item>
          <text:p text:style-name="Text_20_body">Senstive instruction should be contained in previliged instruction
</text:p>
        </text:list-item>
        <text:list-item>
          <text:p text:style-name="Text_20_body">Think in terms of Rings.
</text:p>
        </text:list-item>
        <text:list-item>
          <text:p text:style-name="Text_20_body">Kernel &lt; Device Driver &lt; Application (most to least privilige)
</text:p>
        </text:list-item>
      </text:list>
      <text:h text:style-name="Heading_20_2" text:outline-level="2" text:is-list-header="false">
<text:bookmark-start text:name="OrgXref.org8bf5e5c"/>
<text:bookmark text:name="org8bf5e5c"/>X86 Architecture Problems:
<text:bookmark-end text:name="OrgXref.org8bf5e5c"/></text:h>
      <text:list text:style-name="OrgBulletedList" text:continue-numbering="false">
        <text:list-item>
          <text:p text:style-name="Text_20_body">Original chip
</text:p>
        </text:list-item>
        <text:list-item>
          <text:p text:style-name="Text_20_body">The chipset were not able deal with the Rings system instruction sets
</text:p>
        </text:list-item>
        <text:list-item>
          <text:p text:style-name="Text_20_body">Need hardware support for this. x86 does not allow this. Couldnt capture these system level instructions
</text:p>
        </text:list-item>
        <text:list-item>
          <text:p text:style-name="Text_20_body">Extended and support
</text:p>
        </text:list-item>
      </text:list>
      <text:h text:style-name="Heading_20_2" text:outline-level="2" text:is-list-header="false">
<text:bookmark-start text:name="OrgXref.org6e270f0"/>
<text:bookmark text:name="org6e270f0"/>Virtualization approaches
<text:bookmark-end text:name="OrgXref.org6e270f0"/></text:h>
      <text:list text:style-name="OrgBulletedList" text:continue-numbering="false">
        <text:list-item>
          <text:p text:style-name="Text_20_body">VMM needs support: De-privelige(trap the senstive stuff), Memory management, (physical vs virtual CPU)
</text:p>
        </text:list-item>
        <text:list-item>
          <text:p text:style-name="Text_20_body">Eg of hypervisor: KVM,Xen, 
</text:p>
        </text:list-item>
        <text:list-item>
          <text:p text:style-name="Text_20_body">Disadvantage: Slows down the CPU 
</text:p>
        </text:list-item>
        <text:list-item>
          <text:p text:style-name="Text_20_body">Xen - Interfaces available which can help increase performance of VM(Para-virtualization)
</text:p>
        </text:list-item>
      </text:list>
      <text:section text:style-name="OrgIndentedSection-Level-0" text:name="Section10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Virtualization</text:p>
              </table:table-cell>
              <table:table-cell table:style-name="OrgTblCellTB">
                <text:p text:style-name="OrgTableHeadingLeft">Adv</text:p>
              </table:table-cell>
              <table:table-cell table:style-name="OrgTblCellTB">
                <text:p text:style-name="OrgTableHeadingLeft">DistV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Full</text:p>
              </table:table-cell>
              <table:table-cell table:style-name="OrgTblCellT">
                <text:p text:style-name="OrgTableContentsLeft">1. Guest unaware of running VM;</text:p>
              </table:table-cell>
              <table:table-cell table:style-name="OrgTblCellT">
                <text:p text:style-name="OrgTableContentsLeft">Less effecient,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2.Guest OS needs no modification,</text:p>
              </table:table-cell>
              <table:table-cell table:style-name="OrgTblCell">
                <text:p text:style-name="OrgTableContentsLeft">perf. degradation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3) No hardare/OS assistance,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ara</text:p>
              </table:table-cell>
              <table:table-cell table:style-name="OrgTblCell">
                <text:p text:style-name="OrgTableContentsLeft">Better perf. because certain calls are allowed to happen</text:p>
              </table:table-cell>
              <table:table-cell table:style-name="OrgTblCell">
                <text:p text:style-name="OrgTableContentsLeft">1. Special guest OS that can only run.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2. less portable &amp; compatible (KVM).</text:p>
              </table:table-cell>
            </table:table-row>
          </table:table-rows>
        </table:table>
      </text:section>
      <text:section text:style-name="OrgIndentedSection-Level-0" text:name="Section1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Aspect</text:p>
              </table:table-cell>
              <table:table-cell table:style-name="OrgTblCellTB">
                <text:p text:style-name="OrgTableHeadingLeft">Adv</text:p>
              </table:table-cell>
              <table:table-cell table:style-name="OrgTblCellTB">
                <text:p text:style-name="OrgTableHeadingLeft">DistA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Hardware Assisted(KVM)</text:p>
              </table:table-cell>
              <table:table-cell table:style-name="OrgTblCellT">
                <text:p text:style-name="OrgTableContentsLeft">fast, best</text:p>
              </table:table-cell>
              <table:table-cell table:style-name="OrgTblCellT">
                <text:p text:style-name="OrgTableContentsLeft">need hardware support</text:p>
              </table:table-cell>
            </table:table-row>
            <table:table-row>
              <table:table-cell table:style-name="OrgTblCell">
                <text:p text:style-name="OrgTableContentsLeft">Binary translation</text:p>
              </table:table-cell>
              <table:table-cell table:style-name="OrgTblCell">
                <text:p text:style-name="OrgTableContentsLeft">Guest OS needs no modification</text:p>
              </table:table-cell>
              <table:table-cell table:style-name="OrgTblCell">
                <text:p text:style-name="OrgTableContentsLeft">Overhead, complicated.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Replace instructions on the fly - computational expensive</text:p>
              </table:table-cell>
            </table:table-row>
          </table:table-rows>
        </table:table>
      </text:section>
      <text:section text:style-name="OrgIndentedSection-Level-0" text:name="Section1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ype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Bare Metal Hypervisor</text:p>
              </table:table-cell>
              <table:table-cell table:style-name="OrgTblCellT">
                <text:p text:style-name="OrgTableContentsLeft">Vm runs directly on hardware (VMWare ESX server)</text:p>
              </table:table-cell>
            </table:table-row>
            <table:table-row>
              <table:table-cell table:style-name="OrgTblCellB">
                <text:p text:style-name="OrgTableContentsLeft">Hosted Virtualization</text:p>
              </table:table-cell>
              <table:table-cell table:style-name="OrgTblCellB">
                <text:p text:style-name="OrgTableContentsLeft">VM runs on top of another OS (Workstation)</text:p>
              </table:table-cell>
            </table:table-row>
          </table:table-rows>
        </table:table>
      </text:section>
      <text:section text:style-name="OrgIndentedSection-Level-0" text:name="Section13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Adv:</text:p>
              </table:table-cell>
              <table:table-cell table:style-name="OrgTblCellTB">
                <text:p text:style-name="OrgTableHeadingLeft">DistA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OS virtualization</text:p>
              </table:table-cell>
              <table:table-cell table:style-name="OrgTblCellT">
                <text:p text:style-name="OrgTableContentsLeft">Lightweight, Many VM on same hardware;</text:p>
              </table:table-cell>
              <table:table-cell table:style-name="OrgTblCellT">
                <text:p text:style-name="OrgTableContentsLeft">apps only for that OS;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OS dependencies into containers</text:p>
              </table:table-cell>
              <table:table-cell table:style-name="OrgTblCellB">
                <text:p text:style-name="OrgTableContentsLeft">Can't run different OS; only native systems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c730b66"/>
<text:bookmark text:name="orgc730b66"/>Memory management
<text:bookmark-end text:name="OrgXref.orgc730b66"/></text:h>
      <text:list text:style-name="OrgBulletedList" text:continue-numbering="false">
        <text:list-item>
          <text:p text:style-name="Text_20_body">VM monitor has page tables -&gt; Maps to virtual memory view(shadow page table) -&gt; 
</text:p>
        </text:list-item>
      </text:list>
      <text:h text:style-name="Heading_20_2" text:outline-level="2" text:is-list-header="false">
<text:bookmark-start text:name="OrgXref.org42ec212"/>
<text:bookmark text:name="org42ec212"/>Live migration
<text:bookmark-end text:name="OrgXref.org42ec212"/></text:h>
      <text:p text:style-name="Text_20_body">Hot migration -&gt; live system migration and moving
</text:p>
      <text:h text:style-name="Heading_20_2" text:outline-level="2" text:is-list-header="false">
<text:bookmark-start text:name="OrgXref.org4e8ecf3"/>
<text:bookmark text:name="org4e8ecf3"/>OpenStack-AWS
<text:bookmark-end text:name="OrgXref.org4e8ecf3"/></text:h>
      <text:section text:style-name="OrgIndentedSection-Level-0" text:name="Section14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Parameter</text:p>
              </table:table-cell>
              <table:table-cell table:style-name="OrgTblCellTB">
                <text:p text:style-name="OrgTableHeadingLeft">Nectar</text:p>
              </table:table-cell>
              <table:table-cell table:style-name="OrgTblCellTB">
                <text:p text:style-name="OrgTableHeadingLeft">Amaz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Building</text:p>
              </table:table-cell>
              <table:table-cell table:style-name="OrgTblCellT">
                <text:p text:style-name="OrgTableContentsLeft">Building is same</text:p>
              </table:table-cell>
              <table:table-cell table:style-name="OrgTblCellT">
                <text:p text:style-name="OrgTableContentsLeft">same, but locked in to Azure</text:p>
              </table:table-cell>
            </table:table-row>
            <table:table-row>
              <table:table-cell table:style-name="OrgTblCell">
                <text:p text:style-name="OrgTableContentsLeft">Cloud world</text:p>
              </table:table-cell>
              <table:table-cell table:style-name="OrgTblCell">
                <text:p text:style-name="OrgTableContentsLeft">RackspacE + NASA. OpenStack; Its an eco-system, install which one you want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omponents</text:p>
              </table:table-cell>
              <table:table-cell table:style-name="OrgTblCell">
                <text:p text:style-name="OrgTableContentsLeft">Compute, image, block storage,object storage, management, network,databas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ashboard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Keystone</text:p>
              </table:table-cell>
              <table:table-cell table:style-name="OrgTblCell">
                <text:p text:style-name="OrgTableContentsLeft">Authetica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ood</text:p>
              </table:table-cell>
              <table:table-cell table:style-name="OrgTblCell">
                <text:p text:style-name="OrgTableContentsLeft">Felxibility to install different virtualization libra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Object storage</text:p>
              </table:table-cell>
              <table:table-cell table:style-name="OrgTblCellB">
                <text:p text:style-name="OrgTableContentsLeft">Swift</text:p>
              </table:table-cell>
              <table:table-cell table:style-name="OrgTblCellB">
                <text:p text:style-name="OrgTableContentsLeft">s3 buckets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61b3e21"/>
<text:bookmark text:name="org61b3e21"/>NeCTAR Research cloud
<text:bookmark-end text:name="OrgXref.org61b3e21"/></text:h>
      <text:section text:style-name="OrgIndentedSection-Level-0" text:name="Section15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Key Services</text:p>
              </table:table-cell>
              <table:table-cell table:style-name="OrgTblCellTB">
                <text:p text:style-name="OrgTableHeadingLeft">Type</text:p>
              </table:table-cell>
              <table:table-cell table:style-name="OrgTblCellTB">
                <text:p text:style-name="OrgTableHeadingLeft">Feature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KeyStone</text:p>
              </table:table-cell>
              <table:table-cell table:style-name="OrgTblCellT">
                <text:p text:style-name="OrgTableContentsLeft">Identity</text:p>
              </table:table-cell>
              <table:table-cell table:style-name="OrgTblCellT">
                <text:p text:style-name="OrgTableContentsLeft">Provides Authentication &amp; authorization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ova</text:p>
              </table:table-cell>
              <table:table-cell table:style-name="OrgTblCell">
                <text:p text:style-name="OrgTableContentsLeft">Compute</text:p>
              </table:table-cell>
              <table:table-cell table:style-name="OrgTblCell">
                <text:p text:style-name="OrgTableContentsLeft">Manages lifecycle-spawning, scheduling &amp; decommisioning of VM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Virtualization agnostic.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wift</text:p>
              </table:table-cell>
              <table:table-cell table:style-name="OrgTblCell">
                <text:p text:style-name="OrgTableContentsLeft">Object storage</text:p>
              </table:table-cell>
              <table:table-cell table:style-name="OrgTblCell">
                <text:p text:style-name="OrgTableContentsLeft">Stores and retrieves arbitrary unstructured data objects via REST. Fault tolerant via replicatio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Run w/without Nova. Client-admin support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inder</text:p>
              </table:table-cell>
              <table:table-cell table:style-name="OrgTblCell">
                <text:p text:style-name="OrgTableContentsLeft">Block storage</text:p>
              </table:table-cell>
              <table:table-cell table:style-name="OrgTblCell">
                <text:p text:style-name="OrgTableContentsLeft">persistance block storage, creation &amp; management of block storage device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lance</text:p>
              </table:table-cell>
              <table:table-cell table:style-name="OrgTblCell">
                <text:p text:style-name="OrgTableContentsLeft">Image service</text:p>
              </table:table-cell>
              <table:table-cell table:style-name="OrgTblCell">
                <text:p text:style-name="OrgTableContentsLeft">Accepts requests for disk or server images and their associated metadata (from Swift)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and retrieves / installs (through Nova)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eutron</text:p>
              </table:table-cell>
              <table:table-cell table:style-name="OrgTblCell">
                <text:p text:style-name="OrgTableContentsLeft">Networking</text:p>
              </table:table-cell>
              <table:table-cell table:style-name="OrgTblCell">
                <text:p text:style-name="OrgTableContentsLeft">Networking of Openstack services; user-defined networks API;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orizon</text:p>
              </table:table-cell>
              <table:table-cell table:style-name="OrgTblCell">
                <text:p text:style-name="OrgTableContentsLeft">Dashboard</text:p>
              </table:table-cell>
              <table:table-cell table:style-name="OrgTblCell">
                <text:p text:style-name="OrgTableContentsLeft">Based on Python/Django Web application;interaction with OpenStack services, such as launching a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instance, assigning IP addresses and configuring access controls.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ove</text:p>
              </table:table-cell>
              <table:table-cell table:style-name="OrgTblCell">
                <text:p text:style-name="OrgTableContentsLeft">Dashboard service</text:p>
              </table:table-cell>
              <table:table-cell table:style-name="OrgTblCell">
                <text:p text:style-name="OrgTableContentsLeft">Scalable &amp; reliable cloud Databas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ahara</text:p>
              </table:table-cell>
              <table:table-cell table:style-name="OrgTblCell">
                <text:p text:style-name="OrgTableContentsLeft">Data Processing service</text:p>
              </table:table-cell>
              <table:table-cell table:style-name="OrgTblCell">
                <text:p text:style-name="OrgTableContentsLeft">Scale hadoop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Heat</text:p>
              </table:table-cell>
              <table:table-cell table:style-name="OrgTblCellB">
                <text:p text:style-name="OrgTableContentsLeft">Orchestration service</text:p>
              </table:table-cell>
              <table:table-cell table:style-name="OrgTblCellB">
                <text:p text:style-name="OrgTableContentsLeft">template driven lifecycle management of application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6519c53"/>
<text:bookmark text:name="org6519c53"/>Faas : Serverless
<text:bookmark-end text:name="OrgXref.org6519c53"/></text:h>
      <text:section text:style-name="OrgIndentedSection-Level-0" text:name="Section16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Paramente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efinition</text:p>
              </table:table-cell>
              <table:table-cell table:style-name="OrgTblCellT">
                <text:p text:style-name="OrgTableContentsLeft">Function as service.software application without bothering about infrastructure (Server unseen)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unction are added/removed/executed/auto-scaled.</text:p>
              </table:table-cell>
            </table:table-row>
            <table:table-row>
              <table:table-cell table:style-name="OrgTblCell">
                <text:p text:style-name="OrgTableContentsLeft">Characgeristic</text:p>
              </table:table-cell>
              <table:table-cell table:style-name="OrgTblCell">
                <text:p text:style-name="OrgTableContentsLeft">Free from side-effects. simple deployment, reduce computing cost.reduce application complexity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Triggered by events -&gt; can callother events</text:p>
              </table:table-cell>
            </table:table-row>
            <table:table-row>
              <table:table-cell table:style-name="OrgTblCell">
                <text:p text:style-name="OrgTableContentsLeft">Framework</text:p>
              </table:table-cell>
              <table:table-cell table:style-name="OrgTblCell">
                <text:p text:style-name="OrgTableContentsLeft">Amazon lambda,funct use services of resp. platform</text:p>
              </table:table-cell>
            </table:table-row>
            <table:table-row>
              <table:table-cell table:style-name="OrgTblCell">
                <text:p text:style-name="OrgTableContentsLeft">Functions</text:p>
              </table:table-cell>
              <table:table-cell table:style-name="OrgTblCell">
                <text:p text:style-name="OrgTableContentsLeft">Side-effect free run in parallel</text:p>
              </table:table-cell>
            </table:table-row>
            <table:table-row>
              <table:table-cell table:style-name="OrgTblCell">
                <text:p text:style-name="OrgTableContentsLeft">Stateful</text:p>
              </table:table-cell>
              <table:table-cell table:style-name="OrgTblCell">
                <text:p text:style-name="OrgTableContentsLeft">functions with side-effect</text:p>
              </table:table-cell>
            </table:table-row>
            <table:table-row>
              <table:table-cell table:style-name="OrgTblCell">
                <text:p text:style-name="OrgTableContentsLeft">Stateless</text:p>
              </table:table-cell>
              <table:table-cell table:style-name="OrgTblCell">
                <text:p text:style-name="OrgTableContentsLeft">without side-effect</text:p>
              </table:table-cell>
            </table:table-row>
            <table:table-row>
              <table:table-cell table:style-name="OrgTblCell">
                <text:p text:style-name="OrgTableContentsLeft">Sync/Async</text:p>
              </table:table-cell>
              <table:table-cell table:style-name="OrgTblCell">
                <text:p text:style-name="OrgTableContentsLeft">FaaS system are synchronous but can be made asyn</text:p>
              </table:table-cell>
            </table:table-row>
            <table:table-row>
              <table:table-cell table:style-name="OrgTblCell">
                <text:p text:style-name="OrgTableContentsLeft">OpenFaas</text:p>
              </table:table-cell>
              <table:table-cell table:style-name="OrgTblCell">
                <text:p text:style-name="OrgTableContentsLeft">Opens in Docker container. Are open source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Each function is loosely coupled</text:p>
              </table:table-cell>
            </table:table-row>
          </table:table-rows>
        </table:table>
      </text:section>
      <text:list text:style-name="OrgBulletedList" text:continue-numbering="false">
        <text:list-item>
nil
</text:list-item>
        <text:list-item>
nil
</text:list-item>
        <text:list-item>
          <text:p text:style-name="Text_20_body">Functions should be free of side-effects
</text:p>
        </text:list-item>
        <text:list-item>
          <text:p text:style-name="Text_20_body">Simpler deployment
</text:p>
        </text:list-item>
      </text:list>
      <text:p text:style-name="Text_20_body">-&gt; Amazon AWS Lambda: Scale up/scale down and are independed of physical infrastructure 
-&gt; tied to docker
</text:p>
      <text:p text:style-name="Text_20_body">-&gt; 
</text:p>
      <text:h text:style-name="Heading_20_1" text:outline-level="1" text:is-list-header="false">
<text:bookmark-start text:name="OrgXref.orga1bb9c4"/>
<text:bookmark text:name="orga1bb9c4"/>Lecture 12
<text:bookmark-end text:name="OrgXref.orga1bb9c4"/></text:h>
      <text:h text:style-name="Heading_20_2" text:outline-level="2" text:is-list-header="false">
<text:bookmark-start text:name="OrgXref.orgb31eaa4"/>
<text:bookmark text:name="orgb31eaa4"/>Technical Challenges:
<text:bookmark-end text:name="OrgXref.orgb31eaa4"/></text:h>
      <text:list text:style-name="OrgNumberedList" text:continue-numbering="false">
        <text:list-item>
          <text:p text:style-name="Text_20_body">Authentication: Identify people -1. user/pw; 2. Public/Private keys
</text:p>
        </text:list-item>
        <text:list-item>
          <text:p text:style-name="Text_20_body">Authorization: 
</text:p>
        </text:list-item>
        <text:list-item>
          <text:p text:style-name="Text_20_body">Audit/Track - who when ?
</text:p>
        </text:list-item>
        <text:list-item>
          <text:p text:style-name="Text_20_body">Privacy
</text:p>
        </text:list-item>
        <text:list-item>
nil
</text:list-item>
      </text:list>
      <text:h text:style-name="Heading_20_2" text:outline-level="2" text:is-list-header="false">
<text:bookmark-start text:name="OrgXref.orgc071753"/>
<text:bookmark text:name="orgc071753"/>Certification:
<text:bookmark-end text:name="OrgXref.orgc071753"/></text:h>
      <text:list text:style-name="OrgBulletedList" text:continue-numbering="false">
        <text:list-item>
          <text:p text:style-name="Text_20_body">many works with chrome/firefox:
</text:p>
        </text:list-item>
        <text:list-item>
          <text:p text:style-name="Text_20_body">Policy and procedures
</text:p>
        </text:list-item>
        <text:list-item>
          <text:p text:style-name="Text_20_body">Issuing certificates: Sometimes physically checked
</text:p>
        </text:list-item>
        <text:list-item>
          <text:p text:style-name="Text_20_body">Revoking certificates : 
</text:p>
        </text:list-item>
        <text:list-item>
          <text:p text:style-name="Text_20_body">Simple CA: 1. Apply for Cert; 2. check details. 3. CA verifies; 4. grants
</text:p>
        </text:list-item>
        <text:list-item>
          <text:p text:style-name="Text_20_body">Unimelb: ID provided; Amazon: VisaCard provided -&gt; to provide ID
</text:p>
        </text:list-item>
        <text:list-item>
nil
</text:list-item>
      </text:list>
      <text:h text:style-name="Heading_20_2" text:outline-level="2" text:is-list-header="false">
<text:bookmark-start text:name="OrgXref.org51beb1c"/>
<text:bookmark text:name="org51beb1c"/>Authorization
<text:bookmark-end text:name="OrgXref.org51beb1c"/></text:h>
      <text:p text:style-name="Text_20_body">Based on controlling access to resources based on policy
Different approaches:
</text:p>
      <text:list text:style-name="OrgBulletedList" text:continue-numbering="false">
        <text:list-item>
          <text:p text:style-name="Text_20_body">Role based access control ( Passport) -&gt; What roles do i have in system &amp; people in this role can read/write this part. User assumes one or more role
</text:p>
        </text:list-item>
        <text:list-item>
          <text:p text:style-name="Text_20_body">Group based access control -&gt; 
</text:p>
        </text:list-item>
        <text:list-item>
          <text:p text:style-name="Text_20_body">Identity based access control
</text:p>
          <text:p text:style-name="Text_20_body">Ways to do it ?
</text:p>
        </text:list-item>
        <text:list-item>
          <text:p text:style-name="Text_20_body">whats roles? what previliges? what policies? rules
</text:p>
        </text:list-item>
        <text:list-item>
          <text:p text:style-name="Text_20_body">XACML - &gt; XML based roles deifinition policies
</text:p>
        </text:list-item>
        <text:list-item>
          <text:p text:style-name="Text_20_body">RBAC - roles based access control
-&gt; roles/actions/resources previliges
</text:p>
        </text:list-item>
        <text:list-item>
nil
</text:list-item>
      </text:list>
      <text:h text:style-name="Heading_20_2" text:outline-level="2" text:is-list-header="false">
<text:bookmark-start text:name="OrgXref.org988cec6"/>
<text:bookmark text:name="org988cec6"/>Shibboleth Augmented Authorisation
<text:bookmark-end text:name="OrgXref.org988cec6"/></text:h>
      <text:list text:style-name="OrgBulletedList" text:continue-numbering="false">
        <text:list-item>
          <text:p text:style-name="Text_20_body">when asked to access
</text:p>
        </text:list-item>
        <text:list-item>
          <text:p text:style-name="Text_20_body">grants based on roles of already registered users
</text:p>
        </text:list-item>
        <text:list-item>
          <text:p text:style-name="Text_20_body">set of previliges
</text:p>
        </text:list-item>
        <text:list-item>
          <text:p text:style-name="Text_20_body">The main elements of a web-based SSO system are:
</text:p>
          <text:list text:style-name="OrgNumberedList" text:continue-numbering="true">
            <text:list-item>
              <text:p text:style-name="Text_20_body">Web Browser – represents the user within the SSO process
</text:p>
            </text:list-item>
            <text:list-item>
              <text:p text:style-name="Text_20_body">Resource – contains restricted access content that the user wants
</text:p>
            </text:list-item>
            <text:list-item>
              <text:p text:style-name="Text_20_body">Identity Provider (IdP) – authenticates the user
</text:p>
            </text:list-item>
            <text:list-item>
              <text:p text:style-name="Text_20_body">Service Provider (SP) – performs the SSO process for the resource
</text:p>
            </text:list-item>
          </text:list>
        </text:list-item>
      </text:list>
      <text:h text:style-name="Heading_20_2" text:outline-level="2" text:is-list-header="false">
<text:bookmark-start text:name="OrgXref.orgf64ee51"/>
<text:bookmark text:name="orgf64ee51"/>Other cloud security challenges:
<text:bookmark-end text:name="OrgXref.orgf64ee51"/></text:h>
      <text:list text:style-name="OrgBulletedList" text:continue-numbering="false">
        <text:list-item>
          <text:p text:style-name="Text_20_body">Single sign-on :  the grid model ( difficult to update because eveyrbody is using it now)
</text:p>
        </text:list-item>
        <text:list-item>
          <text:p text:style-name="Text_20_body">Auditing: logging, who did what?; deletino on cloud? - difficult; 
</text:p>
        </text:list-item>
        <text:list-item>
          <text:p text:style-name="Text_20_body">Liability - 
</text:p>
        </text:list-item>
        <text:list-item>
          <text:p text:style-name="Text_20_body">Licensing: software licence model isnt well made yet; why MATLAB isnt on cloud - becasue then everyone outside of unimelb can access it as well
</text:p>
        </text:list-item>
        <text:list-item>
          <text:p text:style-name="Text_20_body">workflows: 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aransh Srivastava</dc:creator>
    <meta:initial-creator>Saransh Srivastava</meta:initial-creator>
    <dc:date>2019-06-11T21:11:12</dc:date>
    <meta:creation-date>2019-06-11T21:11:12</meta:creation-date>
    <meta:generator>Emacs 26.1 (Org mode 9.1.9)</meta:generator>
    <meta:keyword/>
    <dc:subject/>
    <dc:title/>
  </office:meta>
</office:document-meta>
</file>